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cm" fo:min-width="5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5.25cm"/>
      <style:paragraph-properties style:writing-mode="lr-tb"/>
    </style:style>
    <style:style style:name="gr4" style:family="graphic" style:parent-style-name="standard">
      <style:graphic-properties draw:marker-start="Circle" draw:marker-start-width="0.3cm" draw:marker-end="Puntas_20_de_20_flecha_20_1" draw:marker-end-width="0.3cm" draw:textarea-vertical-align="middle"/>
    </style:style>
    <style:style style:name="gr5" style:family="graphic" style:parent-style-name="standard">
      <style:graphic-properties draw:marker-start="Circle" draw:marker-start-width="0.3cm" draw:marker-end="Puntas_20_de_20_flecha_20_2" draw:marker-end-width="0.3cm" draw:textarea-vertical-align="middle"/>
    </style:style>
    <style:style style:name="gr6" style:family="graphic" style:parent-style-name="standard">
      <style:graphic-properties draw:marker-start="Circle" draw:marker-start-width="0.3cm" draw:marker-end="Puntas_20_de_20_flecha_20_3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Puntas_20_de_20_flecha_20_4" draw:marker-end-width="0.3cm" draw:textarea-vertical-align="middle"/>
    </style:style>
    <style:style style:name="gr8" style:family="graphic" style:parent-style-name="standard">
      <style:graphic-properties svg:stroke-color="#158466" draw:marker-start="Circle" draw:marker-start-width="0.3cm" draw:marker-end="Puntas_20_de_20_flecha_20_5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5cm" svg:height="2.1cm" svg:x="1.75cm" svg:y="1.65cm">
          <text:p text:style-name="P1">BANC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2.35cm" svg:x="9.5cm" svg:y="9.9cm">
          <text:p text:style-name="P1">MYVALUE: PF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cm" svg:height="2.25cm" svg:x="9.55cm" svg:y="13.75cm">
          <text:p text:style-name="P1">MYVALUE: <text:line-break/><text:span text:style-name="T1">INSIGHT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cm" svg:height="2.25cm" svg:x="9.45cm" svg:y="1.55cm">
          <text:p text:style-name="P1"><text:span text:style-name="T2">MYVALUE: </text:span><text:span text:style-name="T2"><text:line-break/></text:span><text:span text:style-name="T2">AGREGAD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cm" svg:height="2.25cm" svg:x="9.45cm" svg:y="5.5cm">
          <text:p text:style-name="P1"><text:span text:style-name="T2">MYVALUE: </text:span><text:span text:style-name="T2"><text:line-break/></text:span><text:span text:style-name="T2">CATEGORIZADO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25cm" svg:y1="3.2cm" svg:x2="9.5cm" svg:y2="3.2cm">
          <text:p/>
        </draw:line>
        <draw:line draw:style-name="gr5" draw:text-style-name="P2" draw:layer="layout" svg:x1="10.65cm" svg:y1="3.75cm" svg:x2="10.65cm" svg:y2="5.5cm">
          <text:p/>
        </draw:line>
        <draw:line draw:style-name="gr6" draw:text-style-name="P2" draw:layer="layout" svg:x1="10.55cm" svg:y1="7.75cm" svg:x2="10.55cm" svg:y2="10cm">
          <text:p/>
        </draw:line>
        <draw:line draw:style-name="gr7" draw:text-style-name="P2" draw:layer="layout" svg:x1="10.55cm" svg:y1="12.25cm" svg:x2="10.55cm" svg:y2="13.75cm">
          <text:p/>
        </draw:line>
        <draw:line draw:style-name="gr8" draw:text-style-name="P2" draw:layer="layout" svg:x1="13.5cm" svg:y1="13.75cm" svg:x2="13.5cm" svg:y2="12.25cm">
          <text:p/>
        </draw:line>
        <draw:line draw:style-name="gr8" draw:text-style-name="P2" draw:layer="layout" svg:x1="13.5cm" svg:y1="10cm" svg:x2="13.5cm" svg:y2="7.75cm">
          <text:p/>
        </draw:line>
        <draw:line draw:style-name="gr8" draw:text-style-name="P2" draw:layer="layout" svg:x1="13.5cm" svg:y1="5.5cm" svg:x2="13.5cm" svg:y2="3.75cm">
          <text:p/>
        </draw:line>
        <draw:line draw:style-name="gr8" draw:text-style-name="P2" draw:layer="layout" svg:x1="9.5cm" svg:y1="2.25cm" svg:x2="7.25cm" svg:y2="2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7T13:53:34.145000000</meta:creation-date>
    <dc:date>2021-05-10T14:30:37.689000000</dc:date>
    <meta:editing-duration>PT3H27M43S</meta:editing-duration>
    <meta:editing-cycles>2</meta:editing-cycles>
    <meta:generator>LibreOffice/7.0.5.2$Windows_X86_64 LibreOffice_project/64390860c6cd0aca4beafafcfd84613dd9dfb63a</meta:generator>
    <meta:document-statistic meta:object-count="13"/>
  </office:meta>
</office:document-meta>
</file>